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0.064cm" fo:margin-left="0cm" fo:margin-top="0cm" fo:margin-bottom="0cm" fo:break-before="page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0.064cm"/>
    </style:style>
    <style:style style:name="Tabla1.1" style:family="table-row">
      <style:table-row-properties style:row-height="0cm" fo:keep-together="auto"/>
    </style:style>
    <style:style style:name="Tabla1.A1" style:family="table-cell">
      <style:table-cell-properties style:vertical-align="middle" fo:background-color="#ffffff" fo:padding="0.026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8pt" style:font-size-asian="8pt" style:language-asian="es" style:country-asian="CL" style:font-name-complex="Courier New1" style:font-size-complex="8pt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/>
      <style:text-properties fo:font-size="8pt" style:font-size-asian="8pt" style:font-name-complex="Courier New1" style:font-size-complex="8pt"/>
    </style:style>
    <style:style style:name="P6" style:family="paragraph" style:parent-style-name="Heading_20_1" style:master-page-name="First_20_Page">
      <style:paragraph-properties style:page-number="auto"/>
    </style:style>
    <style:style style:name="P7" style:family="paragraph" style:parent-style-name="HTML_20_Preformatted">
      <loext:graphic-properties draw:fill="solid" draw:fill-color="#ffffff"/>
      <style:paragraph-properties fo:background-color="#ffffff"/>
    </style:style>
    <style:style style:name="T1" style:family="text">
      <style:text-properties style:language-asian="es" style:country-asian="CL"/>
    </style:style>
    <style:style style:name="T2" style:family="text">
      <style:text-properties fo:color="#000000" fo:font-size="10pt" style:font-name-asian="Times New Roman" style:font-size-asian="10pt" style:language-asian="es" style:country-asian="CL" style:font-name-complex="Courier New1" style:font-size-complex="10pt"/>
    </style:style>
    <style:style style:name="T3" style:family="text">
      <style:text-properties fo:color="#000000"/>
    </style:style>
    <style:style style:name="T4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5" style:family="text">
      <style:text-properties fo:color="#000080" fo:font-weight="bold" style:font-weight-asian="bold" style:font-weight-complex="bold"/>
    </style:style>
    <style:style style:name="T6" style:family="text">
      <style:text-properties fo:color="#660e7a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7" style:family="text">
      <style:text-properties fo:color="#00800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style:font-name="Wingdings" style:font-name-asian="Wingdings1" style:font-name-complex="Wingdings1"/>
    </style:style>
    <style:style style:name="T10" style:family="text">
      <style:text-properties fo:language="es" fo:country="ES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oft-page-break/>Form/Validaciones</text:h>
      <text:h text:style-name="Heading_20_1" text:outline-level="1">Android Estudio V3.0.17/Flutter</text:h>
      <text:p text:style-name="Standard"/>
      <text:p text:style-name="Standard">Objetivo:listado de validaciones</text:p>
      <text:p text:style-name="Standard"/>
      <text:p text:style-name="Standard">F.Creación: 18-5-2018</text:p>
      <text:p text:style-name="Standard"/>
      <text:p text:style-name="P1">Programa:</text:p>
      <text:p text:style-name="P1"/>
      <text:p text:style-name="P1">Fuente:<text:tab/><text:a xlink:type="simple" xlink:href="https://github.com/flutter/flutter/blob/master/examples/flutter_gallery/lib/demo/material/text_form_field_demo.dart" text:style-name="ListLabel_20_1" text:visited-style-name="ListLabel_20_1"><text:span text:style-name="Internet_20_link">flutter demo</text:span></text:a></text:p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4"><text:span text:style-name="Título_20_2_20_Car"><text:span text:style-name="T1">String _validateName(String value) {<text:line-break/></text:span></text:span><text:span text:style-name="T2"> <text:s/>_formWasEdited = </text:span><text:span text:style-name="T4">true</text:span><text:span text:style-name="T2">;<text:line-break/> <text:s/></text:span><text:span text:style-name="T4">if </text:span><text:span text:style-name="T2">(value.</text:span><text:span text:style-name="T6">isEmpty</text:span><text:span text:style-name="T2">)<text:line-break/> <text:s text:c="3"/></text:span><text:span text:style-name="T4">return </text:span><text:span text:style-name="T7">'Name is required.'</text:span><text:span text:style-name="T2">;<text:line-break/> <text:s/></text:span><text:span text:style-name="T4">final </text:span><text:span text:style-name="T2">RegExp nameExp = </text:span><text:span text:style-name="T4">new </text:span><text:span text:style-name="T2">RegExp(</text:span><text:span text:style-name="T7">r'^[A-Za-z ]+$'</text:span><text:span text:style-name="T2">);<text:line-break/> <text:s/></text:span><text:span text:style-name="T4">if </text:span><text:span text:style-name="T2">(!nameExp.hasMatch(value))<text:line-break/> <text:s text:c="3"/></text:span><text:span text:style-name="T4">return </text:span><text:span text:style-name="T7">'Please enter only alphabetical characters.'</text:span><text:span text:style-name="T2">;<text:line-break/> <text:s/></text:span><text:span text:style-name="T4">return null</text:span><text:span text:style-name="T2">;<text:line-break/>}<text:line-break/><text:line-break/><text:line-break/></text:span><text:span text:style-name="Título_20_2_20_Car"><text:span text:style-name="T1">String _validatePhoneNumber(String value) {<text:line-break/></text:span></text:span><text:span text:style-name="T2"> <text:s/>_formWasEdited = </text:span><text:span text:style-name="T4">true</text:span><text:span text:style-name="T2">;<text:line-break/> <text:s/></text:span><text:span text:style-name="T4">final </text:span><text:span text:style-name="T2">RegExp phoneExp = </text:span><text:span text:style-name="T4">new </text:span><text:span text:style-name="T2">RegExp(</text:span><text:span text:style-name="T7">r'^\(\d\d\d\) \d\d\d\-\d\d\d\d$'</text:span><text:span text:style-name="T2">);<text:line-break/> <text:s/></text:span><text:span text:style-name="T4">if </text:span><text:span text:style-name="T2">(!phoneExp.hasMatch(value))<text:line-break/> <text:s text:c="3"/></text:span><text:span text:style-name="T4">return </text:span><text:span text:style-name="T7">'(###) ###-#### - Enter a US phone number.'</text:span><text:span text:style-name="T2">;<text:line-break/> <text:s/></text:span><text:span text:style-name="T4">return null</text:span><text:span text:style-name="T2">;<text:line-break/>}<text:line-break/><text:line-break/><text:line-break/></text:span><text:span text:style-name="Título_20_2_20_Car"><text:span text:style-name="T1">String _validatePassword(String value) {</text:span></text:span><text:span text:style-name="T2"><text:line-break/> <text:s/>_formWasEdited = </text:span><text:span text:style-name="T4">true</text:span><text:span text:style-name="T2">;<text:line-break/> <text:s/></text:span><text:span text:style-name="T4">final </text:span><text:span text:style-name="T2">FormFieldState&lt;String&gt; passwordField = _passwordFieldKey.currentState;<text:line-break/> <text:s/></text:span><text:span text:style-name="T4">if </text:span><text:span text:style-name="T2">(passwordField.</text:span><text:span text:style-name="T6">value </text:span><text:span text:style-name="T2">== </text:span><text:span text:style-name="T4">null </text:span><text:span text:style-name="T2">|| passwordField.</text:span><text:span text:style-name="T6">value</text:span><text:span text:style-name="T2">.</text:span><text:span text:style-name="T6">isEmpty</text:span><text:span text:style-name="T2">)<text:line-break/> <text:s text:c="3"/></text:span><text:span text:style-name="T4">return </text:span><text:span text:style-name="T7">'Please enter a password.'</text:span><text:span text:style-name="T2">;<text:line-break/> <text:s/></text:span><text:span text:style-name="T4">if </text:span><text:span text:style-name="T2">(passwordField.</text:span><text:span text:style-name="T6">value </text:span><text:span text:style-name="T2">!= value)<text:line-break/> <text:s text:c="3"/></text:span><text:span text:style-name="T4">return </text:span><text:span text:style-name="T7">'The passwords don</text:span><text:span text:style-name="T4">\'</text:span><text:span text:style-name="T7">t match'</text:span><text:span text:style-name="T2">;<text:line-break/> <text:s/></text:span><text:span text:style-name="T4">return null</text:span><text:span text:style-name="T2">;<text:line-break/>}</text:span></text:p>
      <text:p text:style-name="P5"><text:bookmark text:name="_GoBack"/></text:p>
      <text:p text:style-name="P5"/>
      <text:p text:style-name="P7"><text:span text:style-name="Título_20_2_20_Car">bool isValidEmail(String input) {<text:line-break/></text:span><text:span text:style-name="T3"> <text:s/></text:span><text:span text:style-name="T5">final </text:span><text:span text:style-name="T3">RegExp regex = </text:span><text:span text:style-name="T5">new </text:span><text:span text:style-name="T3">RegExp(</text:span><text:span text:style-name="T8">r"^[a-zA-Z0-9.!#$%&amp;'*+/=?^_`{|}~-]+@[a-zA-Z0-9](?:[a-zA-Z0-9-]{0,253}[a-zA-Z0-9])?(?:\.[a-zA-Z0-9](?:[a-zA-Z0-9-]{0,253}[a-zA-Z0-9])?)*$"</text:span><text:span text:style-name="T3">);<text:line-break/> <text:s/></text:span><text:span text:style-name="T5">return </text:span><text:span text:style-name="T3">regex.hasMatch(input);<text:line-break/>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l-c1" style:family="text" style:parent-style-name="Default_20_Paragraph_20_Font"/>
    <style:style style:name="pl-en" style:family="text" style:parent-style-name="Default_20_Paragraph_20_Font"/>
    <style:style style:name="pl-k" style:family="text" style:parent-style-name="Default_20_Paragraph_20_Font"/>
    <style:style style:name="pl-s" style:family="text" style:parent-style-name="Default_20_Paragraph_20_Font"/>
    <style:style style:name="pl-cce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1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2</meta:editing-cycles>
    <meta:creation-date>2018-03-07T12:45:00</meta:creation-date>
    <dc:date>2018-05-18T19:22:00</dc:date>
    <meta:editing-duration>PT1H6M</meta:editing-duration>
    <meta:generator>LibreOffice/6.0.4.2$Windows_X86_64 LibreOffice_project/9b0d9b32d5dcda91d2f1a96dc04c645c450872bf</meta:generator>
    <meta:document-statistic meta:table-count="1" meta:image-count="0" meta:object-count="0" meta:page-count="3" meta:paragraph-count="9" meta:word-count="126" meta:character-count="1277" meta:non-whitespace-character-count="1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